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10000001DD6387D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XATKK+Calibri" svg:font-family="IXATKK+Calibri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IXATKK+Calibri" fo:font-size="11pt" style:font-name-asian="IXATKK+Calibri" style:font-size-asian="11pt" style:font-name-complex="IXATKK+Calibri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IXATKK+Calibri" fo:font-size="11pt" style:font-name-asian="IXATKK+Calibri" style:font-size-asian="11pt" style:font-name-complex="IXATKK+Calibri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IXATKK+Calibri" fo:font-size="11pt" fo:font-weight="bold" style:font-name-asian="IXATKK+Calibri" style:font-size-asian="11pt" style:font-weight-asian="bold" style:font-name-complex="IXATKK+Calibri" style:font-size-complex="11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IXATKK+Calibri" fo:font-size="16pt" style:font-name-asian="IXATKK+Calibri" style:font-size-asian="16pt" style:font-name-complex="IXATKK+Calibri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IXATKK+Calibri" fo:font-size="20pt" style:font-name-asian="IXATKK+Calibri" style:font-size-asian="20pt" style:font-name-complex="IXATKK+Calibri" style:font-size-complex="20pt"/>
    </style:style>
    <style:style style:name="P6" style:family="paragraph" style:parent-style-name="Standard">
      <style:paragraph-properties fo:text-align="center" style:justify-single-word="false" style:text-autospac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1799in" svg:height="0.302in" draw:z-index="0"><draw:image xlink:href="Pictures/10000000000002510000001DD6387D7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5">RELATÓRIO CIENTÍFICO</text:p>
      <text:p text:style-name="P4"/>
      <text:p text:style-name="P4"/>
      <text:p text:style-name="P1"/>
      <text:p text:style-name="P3">PROCESSO # 2012/04555-4</text:p>
      <text:p text:style-name="P2"/>
      <text:p text:style-name="P2"/>
      <text:p text:style-name="P2"/>
      <text:p text:style-name="P2">Projeto: Navegação de Veículos Autônomos em Ambiente Externo Não Estruturado baseada em Visão Computacional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2">____________________________________________</text:p>
      <text:p text:style-name="P2"/>
      <text:p text:style-name="P2">Aluno: Rafael Luiz Klaser</text:p>
      <text:p text:style-name="P2"/>
      <text:p text:style-name="P2"/>
      <text:p text:style-name="P2"/>
      <text:p text:style-name="P6"/>
      <text:p text:style-name="P2">____________________________________________</text:p>
      <text:p text:style-name="P2"/>
      <text:p text:style-name="P2">Orientador: Fernando Santos Osór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iversidade de São Paulo – Instituto de Ciências Matemáticas e de Computação</text:p>
      <text:p text:style-name="P2"/>
      <text:p text:style-name="P2"/>
      <text:p text:style-name="P2">São Carlos, Maio de 2013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XATKK+Calibri" svg:font-family="IXATKK+Calibri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laser</meta:initial-creator>
    <meta:creation-date>2013-05-08T16:30:17</meta:creation-date>
    <dc:date>2013-05-09T13:22:10</dc:date>
    <dc:creator>Rafael Klaser</dc:creator>
    <meta:editing-duration>PT19M8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9" meta:word-count="46" meta:character-count="398" meta:non-whitespace-character-count="361"/>
  </office:meta>
</office:document-meta>
</file>